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a3ba0" officeooo:paragraph-rsid="000a3ba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10108b" officeooo:paragraph-rsid="0023dbe9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fo:font-size="24pt" fo:font-weight="bold" officeooo:paragraph-rsid="001ee45d"/>
    </style:style>
    <style:style style:name="P12" style:family="paragraph" style:parent-style-name="Standard">
      <style:paragraph-properties fo:text-align="start" style:justify-single-word="false"/>
      <style:text-properties fo:font-size="24pt" fo:font-weight="bold" officeooo:rsid="0010108b" officeooo:paragraph-rsid="001fcfd0"/>
    </style:style>
    <style:style style:name="P13" style:family="paragraph" style:parent-style-name="Standard">
      <style:paragraph-properties fo:text-align="start" style:justify-single-word="false"/>
      <style:text-properties officeooo:paragraph-rsid="000dfa75"/>
    </style:style>
    <style:style style:name="P14" style:family="paragraph" style:parent-style-name="Standard">
      <style:paragraph-properties fo:text-align="start" style:justify-single-word="false"/>
      <style:text-properties officeooo:paragraph-rsid="001ee45d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8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19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20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21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22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23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1" style:family="text">
      <style:text-properties fo:font-variant="normal" fo:text-transform="none" fo:color="#000000" style:font-name="Liberation Serif" fo:letter-spacing="normal" fo:font-style="normal"/>
    </style:style>
    <style:style style:name="T12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3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0dfa75" style:font-size-asian="18pt" style:font-size-complex="18pt"/>
    </style:style>
    <style:style style:name="T16" style:family="text">
      <style:text-properties fo:font-size="18pt" officeooo:rsid="00124f7a" style:font-size-asian="18pt" style:font-size-complex="18pt"/>
    </style:style>
    <style:style style:name="T17" style:family="text">
      <style:text-properties fo:font-size="18pt" officeooo:rsid="001ad10e" style:font-size-asian="18pt" style:font-weight-asian="bold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1" style:family="text">
      <style:text-properties officeooo:rsid="000dfa75"/>
    </style:style>
    <style:style style:name="T22" style:family="text">
      <style:text-properties officeooo:rsid="001ad10e" style:font-size-asian="24pt" style:font-weight-asian="bold" style:font-size-complex="24pt" style:font-weight-complex="bold"/>
    </style:style>
    <style:style style:name="T23" style:family="text">
      <style:text-properties officeooo:rsid="0026d610"/>
    </style:style>
    <style:style style:name="T24" style:family="text">
      <style:text-properties officeooo:rsid="002877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Benchmark on common datasets</text:p>
      <text:p text:style-name="P1"/>
      <text:p text:style-name="P2">Cifar10</text:p>
      <text:p text:style-name="P2"/>
      <text:p text:style-name="P14"><text:span text:style-name="T19">Dataset Description :</text:span><text:span text:style-name="T13"> </text:span><text:span text:style-name="T1">The CIFAR-10 dataset consists of 60000 32x32 colour images in 10 classes, with 6000 images per class. There are 50000 training images and 10000 test images.</text:span></text:p>
      <text:p text:style-name="P14"><text:line-break/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13"><text:span text:style-name="T15"/></text:p>
      <text:p text:style-name="P15"><text:span text:style-name="T20">R</text:span><text:span text:style-name="T18">esults :</text:span><text:span text:style-name="T14"> </text:span></text:p>
      <text:p text:style-name="P15"><text:span text:style-name="T14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>MSE</text:p>
          </table:table-cell>
          <table:table-cell table:style-name="Table1.C1" office:value-type="string">
            <text:p text:style-name="P20">PSNR</text:p>
          </table:table-cell>
        </table:table-row>
        <table:table-row>
          <table:table-cell table:style-name="Table1.A2" office:value-type="string">
            <text:p text:style-name="P20">Classic Interpolation</text:p>
          </table:table-cell>
          <table:table-cell table:style-name="Table1.A2" office:value-type="string">
            <text:p text:style-name="P20">0.0062</text:p>
          </table:table-cell>
          <table:table-cell table:style-name="Table1.C2" office:value-type="string">
            <text:p text:style-name="P20">22.0554</text:p>
          </table:table-cell>
        </table:table-row>
        <table:table-row>
          <table:table-cell table:style-name="Table1.A2" office:value-type="string">
            <text:p text:style-name="P20">Our model</text:p>
          </table:table-cell>
          <table:table-cell table:style-name="Table1.A2" office:value-type="string">
            <text:p text:style-name="P23">0.0025</text:p>
          </table:table-cell>
          <table:table-cell table:style-name="Table1.C2" office:value-type="string">
            <text:p text:style-name="P23">26.0383</text:p>
          </table:table-cell>
        </table:table-row>
      </table:table>
      <text:p text:style-name="P15"><text:span text:style-name="T14"/></text:p>
      <text:p text:style-name="P15"><text:span text:style-name="T14"/></text:p>
      <text:p text:style-name="P5">Cifar100</text:p>
      <text:p text:style-name="P5"/>
      <text:p text:style-name="P10"><text:span text:style-name="T17">Dataset Description :</text:span><text:span text:style-name="T22"> </text:span><text:span text:style-name="T1">This dataset is just like the CIFAR-10, except it has 100 classes containing 600 images each.</text:span></text:p>
      <text:p text:style-name="P10"><text:span text:style-name="T1"/></text:p>
      <text:p text:style-name="P14"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>put process in background google cloud</text:span></text:p>
      <text:p text:style-name="P11"><text:soft-page-break/><text:span text:style-name="T2">put process in background google cloud</text:span></text:p>
      <text:p text:style-name="P16"><text:span text:style-name="T20">R</text:span><text:span text:style-name="T18">esults :</text:span><text:span text:style-name="T14"> </text:span></text:p>
      <text:p text:style-name="P16"><text:span text:style-name="T14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MSE</text:p>
          </table:table-cell>
          <table:table-cell table:style-name="Table2.C1" office:value-type="string">
            <text:p text:style-name="P21">PSNR</text:p>
          </table:table-cell>
        </table:table-row>
        <table:table-row>
          <table:table-cell table:style-name="Table2.A2" office:value-type="string">
            <text:p text:style-name="P21">Classic Interpolation</text:p>
          </table:table-cell>
          <table:table-cell table:style-name="Table2.A2" office:value-type="string">
            <text:p text:style-name="P21">0.006<text:span text:style-name="T24">1</text:span></text:p>
          </table:table-cell>
          <table:table-cell table:style-name="Table2.C2" office:value-type="string">
            <text:p text:style-name="P21">22.<text:span text:style-name="T24">1297</text:span></text:p>
          </table:table-cell>
        </table:table-row>
        <table:table-row>
          <table:table-cell table:style-name="Table2.A2" office:value-type="string">
            <text:p text:style-name="P21">Our model</text:p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P18"/>
          </table:table-cell>
        </table:table-row>
      </table:table>
      <text:p text:style-name="P12"><text:span text:style-name="T2"/></text:p>
      <text:p text:style-name="P12"><text:span text:style-name="T2"/></text:p>
      <text:p text:style-name="P6"><text:span text:style-name="T12">C</text:span><text:span text:style-name="T11">elebA</text:span></text:p>
      <text:p text:style-name="P6"><text:span text:style-name="T11"/></text:p>
      <text:p text:style-name="P7"><text:span text:style-name="T9">Dataset Description :</text:span><text:span text:style-name="T11"> </text:span><text:span text:style-name="T6">We use a small version of the CelebA dataset. The original dataset has 20</text:span><text:span text:style-name="T8">2</text:span><text:span text:style-name="T6">’</text:span><text:span text:style-name="T8">599</text:span><text:span text:style-name="T6"> images of </text:span><text:span text:style-name="T7">178x218</text:span><text:span text:style-name="T6"> human faces, our version has 40’000 images.</text:span></text:p>
      <text:p text:style-name="P7"><text:span text:style-name="T6"/></text:p>
      <text:p text:style-name="P8"><text:span text:style-name="T10">Preprocessing :</text:span><text:span text:style-name="T6"> </text:span><text:span text:style-name="T3">The images are in color, we convert them to grayscale. </text:span><text:span text:style-name="T4">We then downscale them to </text:span><text:span text:style-name="T5">89</text:span><text:span text:style-name="T4">x</text:span><text:span text:style-name="T5">109</text:span><text:span text:style-name="T4"> and try to learn the mapping from the </text:span><text:span text:style-name="T5">89x109</text:span><text:span text:style-name="T4"> to </text:span><text:span text:style-name="T5">178x218</text:span><text:span text:style-name="T4">.</text:span></text:p>
      <text:p text:style-name="P8"><text:span text:style-name="T4"/></text:p>
      <text:p text:style-name="P17"><text:span text:style-name="T20">R</text:span><text:span text:style-name="T18">esults :</text:span><text:span text:style-name="T14"> </text:span></text:p>
      <text:p text:style-name="P17"><text:span text:style-name="T14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>MSE</text:p>
          </table:table-cell>
          <table:table-cell table:style-name="Table3.C1" office:value-type="string">
            <text:p text:style-name="P22">PSNR</text:p>
          </table:table-cell>
        </table:table-row>
        <table:table-row>
          <table:table-cell table:style-name="Table3.A2" office:value-type="string">
            <text:p text:style-name="P22">Classic Interpolation</text:p>
          </table:table-cell>
          <table:table-cell table:style-name="Table3.A2" office:value-type="string">
            <text:p text:style-name="P22">0.006<text:span text:style-name="T23">1</text:span></text:p>
          </table:table-cell>
          <table:table-cell table:style-name="Table3.C2" office:value-type="string">
            <text:p text:style-name="P22">22.<text:span text:style-name="T23">1297</text:span></text:p>
          </table:table-cell>
        </table:table-row>
        <table:table-row>
          <table:table-cell table:style-name="Table3.A2" office:value-type="string">
            <text:p text:style-name="P22">Our model</text:p>
          </table:table-cell>
          <table:table-cell table:style-name="Table3.A2" office:value-type="string">
            <text:p text:style-name="P22"/>
          </table:table-cell>
          <table:table-cell table:style-name="Table3.C2" office:value-type="string">
            <text:p text:style-name="P19"/>
          </table:table-cell>
        </table:table-row>
      </table:table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04T19:19:01.859197367</dc:date>
    <meta:editing-duration>PT5H3M16S</meta:editing-duration>
    <meta:editing-cycles>27</meta:editing-cycles>
    <meta:document-statistic meta:table-count="3" meta:image-count="0" meta:object-count="0" meta:page-count="2" meta:paragraph-count="35" meta:word-count="213" meta:character-count="1246" meta:non-whitespace-character-count="1064"/>
  </office:meta>
</office:document-meta>
</file>